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42cb2" officeooo:paragraph-rsid="00042cb2"/>
    </style:style>
    <style:style style:name="P2" style:family="paragraph" style:parent-style-name="Standard">
      <style:text-properties officeooo:rsid="0006172d" officeooo:paragraph-rsid="0006172d"/>
    </style:style>
    <style:style style:name="T1" style:family="text">
      <style:text-properties officeooo:rsid="000220b7"/>
    </style:style>
    <style:style style:name="T2" style:family="text">
      <style:text-properties officeooo:rsid="00042cb2"/>
    </style:style>
    <style:style style:name="T3" style:family="text">
      <style:text-properties officeooo:rsid="00060d3f"/>
    </style:style>
    <style:style style:name="T4" style:family="text">
      <style:text-properties officeooo:rsid="000617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raspivid -o b.h264 -t 10000 동영상촬영</text:p>
      <text:p text:style-name="Standard"><text:s/>ffmpeg -f h264 -i video<text:span text:style-name="T2">1</text:span>.h264 -vcodec copy <text:span text:style-name="T1">vidout</text:span>.mp4 인코딩명령어</text:p>
      <text:p text:style-name="Standard"/>
      <text:p text:style-name="P1">scp vidout.mp4 <text:a xlink:type="simple" xlink:href="mailto:shk@192.168.10.160" text:style-name="Internet_20_link" text:visited-style-name="Visited_20_Internet_20_Link">shk@192.168.10.160</text:a>:/home/<text:span text:style-name="T3">shk</text:span>/다운로드/과제/프로젝트</text:p>
      <text:p text:style-name="P1"/>
      <text:p text:style-name="P1">mjpg_streamer -i "input_raspicam.so -vf" -o "output_http.so -p 8090 -w /usr/local/share/mjpg-streamer/www/"</text:p>
      <text:p text:style-name="P2">스트리밍 명령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0:16:05.184199800</meta:creation-date>
    <dc:date>2019-10-15T15:22:55.493360100</dc:date>
    <meta:editing-duration>PT1H52M2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6" meta:character-count="266" meta:non-whitespace-character-count="239"/>
  </office:meta>
</office:document-meta>
</file>